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0c3095" officeooo:paragraph-rsid="000c3095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Footnote" style:master-page-name="Standard">
      <style:paragraph-properties style:page-number="auto" style:text-autospace="none"/>
      <style:text-properties officeooo:paragraph-rsid="000f3af3"/>
    </style:style>
    <style:style style:name="P5" style:family="paragraph" style:parent-style-name="Footnote" style:master-page-name="Standard">
      <style:paragraph-properties style:page-number="auto"/>
      <style:text-properties officeooo:paragraph-rsid="000f3af3"/>
    </style:style>
    <style:style style:name="T1" style:family="text">
      <style:text-properties fo:font-variant="small-caps" style:font-style-asian="normal"/>
    </style:style>
    <style:style style:name="T2" style:family="text">
      <style:text-properties fo:font-variant="small-caps" style:font-style-asian="normal" style:font-style-complex="normal"/>
    </style:style>
    <style:style style:name="T3" style:family="text">
      <style:text-properties fo:font-variant="small-caps" fo:font-style="normal" style:font-style-asian="normal"/>
    </style:style>
    <style:style style:name="T4" style:family="text">
      <style:text-properties fo:font-variant="small-caps" style:text-position="0% 100%" style:text-underline-style="none" fo:font-weight="normal" style:font-style-asian="normal"/>
    </style:style>
    <style:style style:name="T5" style:family="text">
      <style:text-properties fo:font-variant="small-caps" style:text-position="0% 100%" style:text-underline-style="none" fo:font-weight="normal" style:font-style-asian="normal" style:font-style-complex="normal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fo:font-style="italic" style:font-style-asian="italic"/>
    </style:style>
    <style:style style:name="T8" style:family="text">
      <style:text-properties fo:font-variant="normal" fo:text-transform="none" fo:font-style="normal" style:font-style-asian="normal"/>
    </style:style>
    <style:style style:name="T9" style:family="text">
      <style:text-properties fo:font-variant="normal" fo:text-transform="none" fo:font-style="normal" style:font-style-asian="normal" style:font-style-complex="normal"/>
    </style:style>
    <style:style style:name="T10" style:family="text">
      <style:text-properties fo:font-variant="normal" fo:text-transform="none" style:text-position="0% 100%" style:text-underline-style="none" fo:font-weight="normal"/>
    </style:style>
    <style:style style:name="T11" style:family="text">
      <style:text-properties fo:font-variant="normal" fo:text-transform="none" style:text-position="0% 100%" style:text-underline-style="none" fo:font-weight="normal" style:font-style-asian="normal"/>
    </style:style>
    <style:style style:name="T12" style:family="text">
      <style:text-properties fo:font-variant="normal" fo:text-transform="none" style:text-position="0% 100%" style:text-underline-style="none" fo:font-weight="normal" style:font-style-asian="normal" style:font-style-complex="normal"/>
    </style:style>
    <style:style style:name="T13" style:family="text">
      <style:text-properties fo:font-variant="normal" fo:text-transform="none" style:text-position="0% 100%" style:text-underline-style="none" fo:font-weight="normal" officeooo:rsid="000cfb2b" style:font-style-asian="normal"/>
    </style:style>
    <style:style style:name="T14" style:family="text">
      <style:text-properties fo:font-variant="normal" fo:text-transform="none" style:text-position="0% 100%" fo:font-style="italic" style:text-underline-style="none" fo:font-weight="normal" style:font-style-asian="italic"/>
    </style:style>
    <style:style style:name="T15" style:family="text">
      <style:text-properties fo:font-variant="normal" fo:text-transform="none" style:text-position="0% 100%" fo:font-style="italic" style:text-underline-style="none" fo:font-weight="normal" style:font-style-asian="italic" style:font-style-complex="normal"/>
    </style:style>
    <style:style style:name="T16" style:family="text">
      <style:text-properties fo:font-variant="normal" fo:text-transform="none" style:text-position="0% 100%" fo:font-style="italic" style:text-underline-style="none" fo:font-weight="normal" officeooo:rsid="000cfb2b" style:font-style-asian="italic"/>
    </style:style>
    <style:style style:name="T17" style:family="text">
      <style:text-properties fo:font-variant="normal" fo:text-transform="none" style:text-position="0% 100%" fo:font-style="normal" style:text-underline-style="none" fo:font-weight="normal" style:font-style-asian="normal"/>
    </style:style>
    <style:style style:name="T18" style:family="text">
      <style:text-properties fo:font-variant="normal" fo:text-transform="none" style:text-position="0% 100%" fo:font-style="normal" style:text-underline-style="none" fo:font-weight="normal" style:font-style-asian="normal" style:font-style-complex="normal"/>
    </style:style>
    <style:style style:name="T19" style:family="text">
      <style:text-properties fo:font-variant="normal" fo:text-transform="none" style:text-position="0% 100%" fo:font-style="normal" style:text-underline-style="none" fo:font-weight="normal" officeooo:rsid="000cfb2b" style:font-style-asian="normal"/>
    </style:style>
    <style:style style:name="T20" style:family="text">
      <style:text-properties fo:font-variant="normal" fo:text-transform="none" style:text-position="super 58%" fo:font-style="normal" style:font-style-asian="normal"/>
    </style:style>
    <style:style style:name="T21" style:family="text">
      <style:text-properties style:font-style-asian="normal"/>
    </style:style>
    <style:style style:name="T22" style:family="text">
      <style:text-properties style:font-style-asian="normal" style:font-style-complex="normal"/>
    </style:style>
    <style:style style:name="T23" style:family="text">
      <style:text-properties officeooo:rsid="000cfb2b" style:font-style-asian="normal"/>
    </style:style>
    <style:style style:name="T24" style:family="text">
      <style:text-properties style:font-style-asian="italic"/>
    </style:style>
    <style:style style:name="T25" style:family="text">
      <style:text-properties style:text-position="0% 100%" style:text-underline-style="none" fo:font-weight="normal" style:font-style-asian="normal"/>
    </style:style>
    <style:style style:name="T26" style:family="text">
      <style:text-properties style:text-position="0% 100%" style:text-underline-style="none" fo:font-weight="normal" style:font-style-asian="normal" style:font-style-complex="normal"/>
    </style:style>
    <style:style style:name="T27" style:family="text">
      <style:text-properties fo:font-style="italic" style:font-style-asian="italic"/>
    </style:style>
    <style:style style:name="T28" style:family="text">
      <style:text-properties fo:font-style="italic" officeooo:rsid="000cfb2b" style:font-style-asian="italic"/>
    </style:style>
    <style:style style:name="T29" style:family="text">
      <style:text-properties fo:font-style="normal" style:font-style-asian="normal"/>
    </style:style>
    <style:style style:name="T30" style:family="text">
      <style:text-properties officeooo:rsid="000f3af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Cases for the Antonianum CSL Style</text:p>
      <text:p text:style-name="Subtitle"/>
      <text:p text:style-name="Text_20_body">Here follows a series of footnotes, each of which explains what should happen.</text:p>
      <text:list xml:id="list911725315875736974" text:style-name="L1">
        <text:list-item>
          <text:p text:style-name="P1">Book<text:note text:id="ftn1" text:note-class="footnote"><text:note-citation>1</text:note-citation><text:note-body><text:p text:style-name="P5"><text:span text:style-name="T9">Basics: First name abbreviated, last name in small caps, title in italics and not in title case, publisher included:<text:line-break/></text:span><text:reference-mark-start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apwfAi1YRh"/><text:span text:style-name="T5">M. Hauke</text:span><text:span text:style-name="T10">, </text:span><text:span text:style-name="T14">Introduzione alla mariologia</text:span><text:span text:style-name="T17">, Eupress FTL, Lugano, 2008.</text:span><text:reference-mark-end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apwfAi1YRh"/></text:p></text:note-body></text:note></text:p>
        </text:list-item>
        <text:list-item>
          <text:p text:style-name="P1">Article<text:note text:id="ftn2" text:note-class="footnote"><text:note-citation>2</text:note-citation><text:note-body><text:p text:style-name="P4"><text:span text:style-name="T9">Article: both title and container title in italics; no comma before “p.”:<text:line-break/></text:span><text:reference-mark-start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nNB61ok5Ca"/><text:span text:style-name="T5">P. D. M. Fehlner</text:span><text:span text:style-name="T10">, </text:span><text:span text:style-name="T14">Virginitas in partu</text:span><text:span text:style-name="T17">, in </text:span><text:span text:style-name="T14">Immaculata Mediatrix</text:span><text:span text:style-name="T17">, 2 (2002) p. 241–246.</text:span><text:reference-mark-end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nNB61ok5Ca"/></text:p></text:note-body></text:note></text:p>
        </text:list-item>
        <text:list-item>
          <text:p text:style-name="P1">Book with editor only<text:note text:id="ftn3" text:note-class="footnote"><text:note-citation>3</text:note-citation><text:note-body><text:p text:style-name="P4"><text:span text:style-name="T9">No author name: editor’s name should follow title, not in small caps:<text:line-break/></text:span><text:reference-mark-start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Md1FfMvC7i"/><text:span text:style-name="T15">Evangelia apocrypha</text:span><text:span text:style-name="T17">, ed. by C. von Tischendorf, 2nd ed., Lipsiae, 1876.</text:span><text:reference-mark-end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Md1FfMvC7i"/></text:p></text:note-body></text:note></text:p>
        </text:list-item>
        <text:list-item>
          <text:p text:style-name="P1">2 authors can be named<text:note text:id="ftn4" text:note-class="footnote"><text:note-citation>4</text:note-citation><text:note-body><text:p text:style-name="P4"><text:span text:style-name="T9">Two author names listed:<text:line-break/></text:span><text:reference-mark-start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0yinyGA2GO"/><text:span text:style-name="T5">D. Esser-A. Calufetti</text:span><text:span text:style-name="T10">, </text:span><text:span text:style-name="T14">Stato della causa di beatificazione di Giovanni Duns Scoto e il suo iter secolare</text:span><text:span text:style-name="T17">, in </text:span><text:span text:style-name="T14">Studi Francescani</text:span><text:span text:style-name="T17">, 88 (1991) p. 29–61.</text:span><text:reference-mark-end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0yinyGA2GO"/></text:p></text:note-body></text:note></text:p>
        </text:list-item>
        <text:list-item>
          <text:p text:style-name="P1">Use et al. if there are more than 2 authors<text:note text:id="ftn5" text:note-class="footnote"><text:note-citation>5</text:note-citation><text:note-body><text:p text:style-name="P4"><text:span text:style-name="T9">For three or more authors, use et al. (Italian “e A.”), not in small caps:<text:line-break/></text:span><text:reference-mark-start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VQjifV3gwK"/><text:span text:style-name="T5">R. L. Harris </text:span><text:span text:style-name="T10">et al., </text:span><text:span text:style-name="T14">Theological Wordbook of the Old Testament</text:span><text:span text:style-name="T17">, Moody Press, Chicago, 1980.</text:span><text:reference-mark-end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VQjifV3gwK"/></text:p></text:note-body></text:note></text:p>
        </text:list-item>
        <text:list-item>
          <text:p text:style-name="P1">Dictionary entry<text:note text:id="ftn6" text:note-class="footnote"><text:note-citation>6</text:note-citation><text:note-body><text:p text:style-name="P4"><text:span text:style-name="T9">Editor names follow title of dictionary, not title of entry:<text:line-break/></text:span><text:reference-mark-start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fPkN1oMp35"/><text:span text:style-name="T5">S. M. Meo</text:span><text:span text:style-name="T10">, </text:span><text:span text:style-name="T14">Mediatrice</text:span><text:span text:style-name="T17">, in </text:span><text:span text:style-name="T14">Nuovo dizionario di mariologia</text:span><text:span text:style-name="T17">, ed. by S. De Fiores-S. M. Meo, Edizioni Paoline, Cinisello Balsamo, 1985, p. 920–935.</text:span><text:reference-mark-end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fPkN1oMp35"/></text:p></text:note-body></text:note></text:p>
        </text:list-item>
        <text:list-item>
          <text:p text:style-name="P1">Citation not by page number<text:note text:id="ftn7" text:note-class="footnote"><text:note-citation>7</text:note-citation><text:note-body><text:p text:style-name="P5">“p.” should not be used before indications of something other than a page number:<text:line-break/><text:reference-mark-start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HVN0mBbqrm"/><text:span text:style-name="T4">J. Gribomont</text:span><text:span text:style-name="T10">, </text:span><text:span text:style-name="T14">Girolamo</text:span><text:span text:style-name="T17">, in </text:span><text:span text:style-name="T14">Nuovo dizionario patristico e di antichità cristiane</text:span><text:span text:style-name="T17">, ed. by A. Di Berardino, Marietti, Genova, 2008, col. 2267.</text:span><text:reference-mark-end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HVN0mBbqrm"/></text:p></text:note-body></text:note></text:p>
        </text:list-item>
        <text:list-item>
          <text:p text:style-name="P1">Article with locator in first citation<text:note text:id="ftn8" text:note-class="footnote"><text:note-citation>8</text:note-citation><text:note-body><text:p text:style-name="P5"><text:span text:style-name="T18">The range of pages must correspond to the locator (375-377):<text:line-break/></text:span><text:reference-mark-start text:name="ZOTERO_ITEM {&quot;citationID&quot;:&quot;y0F218Ne&quot;,&quot;properties&quot;:{&quot;formattedCitation&quot;:&quot;{\\rtf \\scaps A. Briva\\scaps0{}, \\i La expresi\\uc0\\u243{}n tradicional: \\uc0\\u8220{}Nec alius partus virginis nisi Deus nec alia mater Dei nisi Virgo,\\uc0\\u8221{}\\i0{} in \\i Estudios Marianos\\i0{}, 21 (1960) p. 375\\uc0\\u8211{}377.}&quot;,&quot;plainCitation&quot;:&quot;A. Briva, La expresión tradicional: “Nec alius partus virginis nisi Deus nec alia mater Dei nisi Virgo,” in Estudios Marianos, 21 (1960) p. 375–377.&quot;},&quot;citationItems&quot;:[{&quot;id&quot;:914,&quot;uris&quot;:[&quot;http://zotero.org/users/56374/items/KXVU26U9&quot;],&quot;uri&quot;:[&quot;http://zotero.org/users/56374/items/KXVU26U9&quot;],&quot;locator&quot;:&quot;375-377&quot;}]} RNDcPTPKfd6wF"/><text:span text:style-name="T5">A. Briva</text:span><text:span text:style-name="T10">, </text:span><text:span text:style-name="T14">La expresión tradicional: “Nec alius partus virginis nisi Deus nec alia mater Dei nisi Virgo,”</text:span><text:span text:style-name="T17"> in </text:span><text:span text:style-name="T14">Estudios Marianos</text:span><text:span text:style-name="T17">, 21 (1960) p. 375–377.</text:span><text:reference-mark-end text:name="ZOTERO_ITEM {&quot;citationID&quot;:&quot;y0F218Ne&quot;,&quot;properties&quot;:{&quot;formattedCitation&quot;:&quot;{\\rtf \\scaps A. Briva\\scaps0{}, \\i La expresi\\uc0\\u243{}n tradicional: \\uc0\\u8220{}Nec alius partus virginis nisi Deus nec alia mater Dei nisi Virgo,\\uc0\\u8221{}\\i0{} in \\i Estudios Marianos\\i0{}, 21 (1960) p. 375\\uc0\\u8211{}377.}&quot;,&quot;plainCitation&quot;:&quot;A. Briva, La expresión tradicional: “Nec alius partus virginis nisi Deus nec alia mater Dei nisi Virgo,” in Estudios Marianos, 21 (1960) p. 375–377.&quot;},&quot;citationItems&quot;:[{&quot;id&quot;:914,&quot;uris&quot;:[&quot;http://zotero.org/users/56374/items/KXVU26U9&quot;],&quot;uri&quot;:[&quot;http://zotero.org/users/56374/items/KXVU26U9&quot;],&quot;locator&quot;:&quot;375-377&quot;}]} RNDcPTPKfd6wF"/></text:p></text:note-body></text:note></text:p>
        </text:list-item>
        <text:list-item>
          <text:p text:style-name="P2">Encyclopedia article<text:note text:id="ftn9" text:note-class="footnote"><text:note-citation>9</text:note-citation><text:note-body><text:p text:style-name="P5"><text:span text:style-name="T19">The volume number must be included for encyclopedia articles that have one (on first citation)<text:line-break/></text:span><text:reference-mark-start text:name="ZOTERO_ITEM {&quot;citationID&quot;:&quot;2fRrYy4y&quot;,&quot;properties&quot;:{&quot;formattedCitation&quot;:&quot;{\\rtf \\i Parthenogenesis\\i0{}, in \\i The New Encyclopaedia Britannica\\i0{}, ed. by P. W. Goetz et al., Chicago, 1985, vol. 9, p. 173.}&quot;,&quot;plainCitation&quot;:&quot;Parthenogenesis, in The New Encyclopaedia Britannica, ed. by P. W. Goetz et al., Chicago, 1985, vol. 9, p. 173.&quot;},&quot;citationItems&quot;:[{&quot;id&quot;:1026,&quot;uris&quot;:[&quot;http://zotero.org/users/56374/items/73SKUIGI&quot;],&quot;uri&quot;:[&quot;http://zotero.org/users/56374/items/73SKUIGI&quot;]}]} RNDV9e3Ecn15e"/><text:span text:style-name="T16">Parthenogenesis</text:span><text:span text:style-name="T17">, in </text:span><text:span text:style-name="T14">The New Encyclopaedia Britannica</text:span><text:span text:style-name="T17">, ed. by P. W. Goetz et al., Chicago, 1985, vol. 9, p. 173.</text:span><text:reference-mark-end text:name="ZOTERO_ITEM {&quot;citationID&quot;:&quot;2fRrYy4y&quot;,&quot;properties&quot;:{&quot;formattedCitation&quot;:&quot;{\\rtf \\i Parthenogenesis\\i0{}, in \\i The New Encyclopaedia Britannica\\i0{}, ed. by P. W. Goetz et al., Chicago, 1985, vol. 9, p. 173.}&quot;,&quot;plainCitation&quot;:&quot;Parthenogenesis, in The New Encyclopaedia Britannica, ed. by P. W. Goetz et al., Chicago, 1985, vol. 9, p. 173.&quot;},&quot;citationItems&quot;:[{&quot;id&quot;:1026,&quot;uris&quot;:[&quot;http://zotero.org/users/56374/items/73SKUIGI&quot;],&quot;uri&quot;:[&quot;http://zotero.org/users/56374/items/73SKUIGI&quot;]}]} RNDV9e3Ecn15e"/></text:p></text:note-body></text:note></text:p>
        </text:list-item>
      </text:list>
      <text:h text:style-name="Heading_20_1" text:outline-level="1">References</text:h>
      <text:section text:style-name="Sect1" text:name="ZOTERO_BIBL {&quot;custom&quot;:[]} RNDgticFBizJj">
        <text:p text:style-name="Bibliography_20_1"><text:span text:style-name="T1">Briva A.</text:span><text:span text:style-name="T6">, </text:span><text:span text:style-name="T7">La expresión tradicional: “Nec alius partus virginis nisi Deus nec alia mater Dei nisi Virgo,”</text:span><text:span text:style-name="T8"> in </text:span><text:span text:style-name="T7">Estudios Marianos</text:span><text:span text:style-name="T8">, 21 (1960) p. 373–389.</text:span></text:p>
        <text:p text:style-name="Bibliography_20_1"><text:span text:style-name="T3">Esser D.-Calufetti A.</text:span><text:span text:style-name="T8">, </text:span><text:span text:style-name="T7">Stato della causa di beatificazione di Giovanni Duns Scoto e il suo iter secolare</text:span><text:span text:style-name="T8">, in </text:span><text:span text:style-name="T7">Studi Francescani</text:span><text:span text:style-name="T8">, 88 (1991) p. 29–61.</text:span></text:p>
        <text:p text:style-name="Bibliography_20_1"><text:span text:style-name="T7">Evangelia apocrypha</text:span><text:span text:style-name="T8">, edited by C. von Tischendorf, 2nd ed., Lipsiae, 1876.</text:span></text:p>
        <text:p text:style-name="Bibliography_20_1"><text:span text:style-name="T3">Fehlner P. D. M.</text:span><text:span text:style-name="T8">, </text:span><text:span text:style-name="T7">Virginitas in partu</text:span><text:span text:style-name="T8">, in </text:span><text:span text:style-name="T7">Immaculata Mediatrix</text:span><text:span text:style-name="T8">, 2 (2002) p. 241–246.</text:span></text:p>
        <text:p text:style-name="Bibliography_20_1"><text:span text:style-name="T3">Gribomont J.</text:span><text:span text:style-name="T8">, </text:span><text:span text:style-name="T7">Girolamo</text:span><text:span text:style-name="T8">, in </text:span><text:span text:style-name="T7">Nuovo dizionario patristico e di antichità cristiane</text:span><text:span text:style-name="T8">, edited by A. Di Berardino, p. 2262–2268, Marietti, Genova, 2008.</text:span></text:p>
        <text:p text:style-name="Bibliography_20_1"><text:span text:style-name="T3">Harris R. L. </text:span><text:span text:style-name="T8">et al., </text:span><text:span text:style-name="T7">Theological Wordbook of the Old Testament</text:span><text:span text:style-name="T8">, Moody Press, Chicago, 1980.</text:span></text:p>
        <text:p text:style-name="Bibliography_20_1"><text:soft-page-break/><text:span text:style-name="T3">Hauke M.</text:span><text:span text:style-name="T8">, </text:span><text:span text:style-name="T7">Introduzione alla mariologia</text:span><text:span text:style-name="T8">, Eupress FTL, Lugano, 2008.</text:span></text:p>
        <text:p text:style-name="Bibliography_20_1"><text:span text:style-name="T3">Meo S. M.</text:span><text:span text:style-name="T8">, </text:span><text:span text:style-name="T7">Mediatrice</text:span><text:span text:style-name="T8">, in </text:span><text:span text:style-name="T7">Nuovo dizionario di mariologia</text:span><text:span text:style-name="T8">, edited by S. De Fiores-S. M. Meo, p. 920–935, Edizioni Paoline, Cinisello Balsamo, 1985.</text:span></text:p>
        <text:p text:style-name="Bibliography_20_1"><text:span text:style-name="T7">Parthenogenesis</text:span><text:span text:style-name="T8">, in </text:span><text:span text:style-name="T7">The New Encyclopaedia Britannica</text:span><text:span text:style-name="T8">, edited by P. W. Goetz et al., vol. 9, p. 173, Chicago, 1985.</text:span>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alatino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1665in" fo:text-indent="-0.5in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. John Lawrence M. Polis</meta:initial-creator>
    <meta:creation-date>2013-01-02T19:49:45</meta:creation-date>
    <dc:date>2013-10-10T18:52:17.205992000</dc:date>
    <dc:creator>Fr. John Lawrence M. Polis</dc:creator>
    <meta:editing-duration>PT18H11M25S</meta:editing-duration>
    <meta:editing-cycles>18</meta:editing-cycles>
    <meta:generator>LibreOffice/4.1.1.2$MacOSX_x86 LibreOffice_project/7e4286b58adc75a14f6d83f53a03b6c11fa2903</meta:generator>
    <meta:document-statistic meta:table-count="0" meta:image-count="0" meta:object-count="0" meta:page-count="2" meta:paragraph-count="30" meta:word-count="506" meta:character-count="3027" meta:non-whitespace-character-count="2569"/>
    <meta:user-defined meta:name="Info 1"/>
    <meta:user-defined meta:name="Info 2"/>
    <meta:user-defined meta:name="Info 3"/>
    <meta:user-defined meta:name="Info 4"/>
    <meta:user-defined meta:name="ZOTERO_PREF_1" meta:value-type="string">&lt;data data-version="3" zotero-version="4.0.8"&gt;&lt;session id="lGVGKDGU"/&gt;&lt;style id="https://raw.github.com/fiapps/pua-csl/master/pontifical-university-antonianum.csl" hasBibliography="1" bibliographyStyleHasBeenSet="1"/&gt;&lt;prefs&gt;&lt;pref name="fieldType" value="R</meta:user-defined>
    <meta:user-defined meta:name="ZOTERO_PREF_2" meta:value-type="string">eferenceMark"/&gt;&lt;pref name="storeReferences" value="false"/&gt;&lt;pref name="automaticJournalAbbreviations" value="false"/&gt;&lt;pref name="noteType" value="1"/&gt;&lt;/prefs&gt;&lt;/data&gt;</meta:user-defined>
  </office:meta>
</office:document-meta>
</file>